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officeooo:paragraph-rsid="00119018"/>
    </style:style>
    <style:style style:name="P2" style:family="paragraph" style:parent-style-name="Standard">
      <style:text-properties officeooo:paragraph-rsid="001706da"/>
    </style:style>
    <style:style style:name="P3" style:family="paragraph" style:parent-style-name="Standard">
      <style:text-properties officeooo:paragraph-rsid="00177036"/>
    </style:style>
    <style:style style:name="P4" style:family="paragraph" style:parent-style-name="Standard">
      <style:text-properties officeooo:paragraph-rsid="0019c573"/>
    </style:style>
    <style:style style:name="P5" style:family="paragraph" style:parent-style-name="Standard">
      <style:text-properties officeooo:paragraph-rsid="001af3d1"/>
    </style:style>
    <style:style style:name="P6" style:family="paragraph" style:parent-style-name="Standard">
      <style:text-properties officeooo:paragraph-rsid="001c89a4"/>
    </style:style>
    <style:style style:name="P7" style:family="paragraph" style:parent-style-name="Standard">
      <style:text-properties style:font-name="Liberation Sans" fo:font-size="14pt" fo:language="zxx" fo:country="none" fo:font-style="normal" style:text-underline-style="none" officeooo:rsid="002ea2ac" officeooo:paragraph-rsid="00203b17" style:font-size-asian="12.25pt" style:language-asian="zxx" style:country-asian="none" style:font-style-asian="normal" style:font-size-complex="14pt" style:language-complex="zxx" style:country-complex="none" style:font-style-complex="normal"/>
    </style:style>
    <style:style style:name="P8" style:family="paragraph" style:parent-style-name="Standard">
      <style:text-properties style:font-name="Liberation Sans" fo:font-size="14pt" fo:language="zxx" fo:country="none" fo:font-style="normal" style:text-underline-style="none" officeooo:rsid="003d678b" officeooo:paragraph-rsid="0022dbfe" style:font-size-asian="12.25pt" style:language-asian="zxx" style:country-asian="none" style:font-style-asian="normal" style:font-size-complex="14pt" style:language-complex="zxx" style:country-complex="none" style:font-style-complex="normal"/>
    </style:style>
    <style:style style:name="P9" style:family="paragraph" style:parent-style-name="Standard">
      <style:text-properties style:font-name="Liberation Serif" fo:font-size="14pt" fo:language="zxx" fo:country="none" fo:font-style="normal" style:text-underline-style="none" officeooo:rsid="002cb874" officeooo:paragraph-rsid="00203b17" style:font-size-asian="12.25pt" style:language-asian="zxx" style:country-asian="none" style:font-style-asian="normal" style:font-size-complex="14pt" style:language-complex="zxx" style:country-complex="none" style:font-style-complex="normal"/>
    </style:style>
    <style:style style:name="P10" style:family="paragraph" style:parent-style-name="Standard">
      <style:text-properties style:font-name="Liberation Serif" fo:font-size="14pt" fo:language="zxx" fo:country="none" fo:font-style="normal" style:text-underline-style="none" officeooo:rsid="003aaecf" officeooo:paragraph-rsid="0022dbfe" style:font-size-asian="12.25pt" style:language-asian="zxx" style:country-asian="none" style:font-style-asian="normal" style:font-size-complex="14pt" style:language-complex="zxx" style:country-complex="none" style:font-style-complex="normal"/>
    </style:style>
    <style:style style:name="P11" style:family="paragraph" style:parent-style-name="Standard">
      <style:text-properties style:font-name="Liberation Serif" fo:font-size="14pt" fo:language="zxx" fo:country="none" fo:font-style="normal" style:text-underline-style="none" officeooo:rsid="003c1187" officeooo:paragraph-rsid="0022dbfe" style:font-size-asian="12.25pt" style:language-asian="zxx" style:country-asian="none" style:font-style-asian="normal" style:font-size-complex="14pt" style:language-complex="zxx" style:country-complex="none" style:font-style-complex="normal"/>
    </style:style>
    <style:style style:name="P12" style:family="paragraph" style:parent-style-name="Standard">
      <style:paragraph-properties fo:text-align="center" style:justify-single-word="false"/>
      <style:text-properties style:font-name="Liberation Serif" fo:font-size="14pt" fo:language="zxx" fo:country="none" fo:font-style="italic" style:text-underline-style="none" officeooo:rsid="002cb874" officeooo:paragraph-rsid="00203b17" style:font-size-asian="12.25pt" style:language-asian="zxx" style:country-asian="none" style:font-style-asian="italic" style:font-size-complex="14pt" style:language-complex="zxx" style:country-complex="none" style:font-style-complex="italic"/>
    </style:style>
    <style:style style:name="P13" style:family="paragraph" style:parent-style-name="Standard">
      <style:text-properties style:font-name="Liberation Serif" fo:font-size="14pt" fo:language="zxx" fo:country="none" officeooo:rsid="000a9127" officeooo:paragraph-rsid="0021d960" style:font-size-asian="12.25pt" style:language-asian="zxx" style:country-asian="none" style:font-size-complex="14pt" style:language-complex="zxx" style:country-complex="none"/>
    </style:style>
    <style:style style:name="P14" style:family="paragraph" style:parent-style-name="Standard">
      <style:text-properties style:font-name="Liberation Serif" fo:font-size="14pt" fo:language="zxx" fo:country="none" fo:font-weight="bold" style:font-size-asian="14pt" style:language-asian="zxx" style:country-asian="none" style:font-weight-asian="bold" style:language-complex="zxx" style:country-complex="none" style:font-weight-complex="bold"/>
    </style:style>
    <style:style style:name="P15" style:family="paragraph" style:parent-style-name="Standard">
      <style:text-properties officeooo:paragraph-rsid="0021d960"/>
    </style:style>
    <style:style style:name="P16" style:family="paragraph" style:parent-style-name="Standard">
      <style:text-properties officeooo:paragraph-rsid="0022a268"/>
    </style:style>
    <style:style style:name="P17" style:family="paragraph" style:parent-style-name="Standard">
      <style:text-properties officeooo:paragraph-rsid="0026e1ed"/>
    </style:style>
    <style:style style:name="P18" style:family="paragraph" style:parent-style-name="Standard" style:master-page-name="MP0">
      <style:paragraph-properties fo:text-align="center" style:justify-single-word="false" style:page-number="auto" fo:break-before="page"/>
      <style:text-properties style:font-name="Liberation Serif" fo:font-size="16pt" fo:language="zxx" fo:country="none" fo:font-weight="bold" style:font-size-asian="16pt" style:language-asian="zxx" style:country-asian="none" style:font-weight-asian="bold" style:language-complex="zxx" style:country-complex="none" style:font-weight-complex="bold"/>
    </style:style>
    <style:style style:name="P19" style:family="paragraph" style:parent-style-name="Standard" style:list-style-name="L1">
      <style:text-properties style:font-name="Liberation Serif" fo:font-size="14pt" fo:language="zxx" fo:country="none" style:font-size-asian="14pt" style:language-asian="zxx" style:country-asian="none" style:language-complex="zxx" style:country-complex="none"/>
    </style:style>
    <style:style style:name="P20" style:family="paragraph" style:parent-style-name="Standard" style:list-style-name="L4">
      <style:text-properties style:font-name="Liberation Serif" fo:font-size="14pt" fo:language="zxx" fo:country="none" officeooo:rsid="0021d960" officeooo:paragraph-rsid="0021d960" style:font-size-asian="12.25pt" style:language-asian="zxx" style:country-asian="none" style:font-size-complex="14pt" style:language-complex="zxx" style:country-complex="none"/>
    </style:style>
    <style:style style:name="P21" style:family="paragraph" style:parent-style-name="Standard" style:list-style-name="L4">
      <style:text-properties style:font-name="Liberation Serif" fo:font-size="14pt" fo:language="zxx" fo:country="none" officeooo:rsid="000d9978" officeooo:paragraph-rsid="0021d960" style:font-size-asian="12.25pt" style:language-asian="zxx" style:country-asian="none" style:font-size-complex="14pt" style:language-complex="zxx" style:country-complex="none"/>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text-properties officeooo:paragraph-rsid="0021d960"/>
    </style:style>
    <style:style style:name="P25" style:family="paragraph" style:parent-style-name="Standard" style:list-style-name="L5">
      <style:text-properties officeooo:paragraph-rsid="0026e1ed"/>
    </style:style>
    <style:style style:name="P26" style:family="paragraph" style:parent-style-name="Standard" style:list-style-name="L5">
      <style:text-properties officeooo:paragraph-rsid="002849bc"/>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style:font-name="Liberation Serif" fo:font-size="14pt" fo:language="zxx" fo:country="none" fo:font-style="normal" style:text-underline-style="none" officeooo:rsid="000d9978" style:font-size-asian="12.25pt" style:language-asian="zxx" style:country-asian="none" style:font-style-asian="normal" style:font-size-complex="14pt" style:language-complex="zxx" style:country-complex="none" style:font-style-complex="normal"/>
    </style:style>
    <style:style style:name="T4" style:family="text">
      <style:text-properties style:font-name="Liberation Serif" fo:font-size="14pt" fo:language="zxx" fo:country="none" fo:font-style="normal" style:text-underline-style="none" officeooo:rsid="000d9978" style:font-size-asian="14pt" style:language-asian="zxx" style:country-asian="none" style:font-style-asian="normal" style:font-size-complex="14pt" style:language-complex="zxx" style:country-complex="none" style:font-style-complex="normal"/>
    </style:style>
    <style:style style:name="T5" style:family="text">
      <style:text-properties style:font-name="Liberation Serif" fo:font-size="14pt" fo:language="zxx" fo:country="none" fo:font-style="normal" style:text-underline-style="none" officeooo:rsid="0021d960" style:font-size-asian="14pt" style:language-asian="zxx" style:country-asian="none" style:font-style-asian="normal" style:font-size-complex="14pt" style:language-complex="zxx" style:country-complex="none" style:font-style-complex="normal"/>
    </style:style>
    <style:style style:name="T6" style:family="text">
      <style:text-properties style:font-name="Liberation Serif" fo:font-size="14pt" fo:language="zxx" fo:country="none" style:font-size-asian="14pt" style:language-asian="zxx" style:country-asian="none" style:language-complex="zxx" style:country-complex="none"/>
    </style:style>
    <style:style style:name="T7" style:family="text">
      <style:text-properties style:font-name="Liberation Serif" fo:font-size="14pt" fo:language="zxx" fo:country="none" officeooo:rsid="00102aeb" style:font-size-asian="14pt" style:language-asian="zxx" style:country-asian="none" style:language-complex="zxx" style:country-complex="none"/>
    </style:style>
    <style:style style:name="T8" style:family="text">
      <style:text-properties style:font-name="Liberation Serif" fo:font-size="14pt" fo:language="zxx" fo:country="none" officeooo:rsid="001c89a4" style:font-size-asian="14pt" style:language-asian="zxx" style:country-asian="none" style:language-complex="zxx" style:country-complex="none"/>
    </style:style>
    <style:style style:name="T9" style:family="text">
      <style:text-properties style:font-name="Liberation Serif" fo:font-size="14pt" fo:language="zxx" fo:country="none" officeooo:rsid="001e6ac8" style:font-size-asian="14pt" style:language-asian="zxx" style:country-asian="none" style:language-complex="zxx" style:country-complex="none"/>
    </style:style>
    <style:style style:name="T10" style:family="text">
      <style:text-properties style:font-name="Liberation Serif" fo:font-size="14pt" fo:language="zxx" fo:country="none" officeooo:rsid="00119018" style:font-size-asian="14pt" style:language-asian="zxx" style:country-asian="none" style:language-complex="zxx" style:country-complex="none"/>
    </style:style>
    <style:style style:name="T11" style:family="text">
      <style:text-properties style:font-name="Liberation Serif" fo:font-size="14pt" fo:language="zxx" fo:country="none" officeooo:rsid="0012b043" style:font-size-asian="14pt" style:language-asian="zxx" style:country-asian="none" style:language-complex="zxx" style:country-complex="none"/>
    </style:style>
    <style:style style:name="T12" style:family="text">
      <style:text-properties style:font-name="Liberation Serif" fo:font-size="14pt" fo:language="zxx" fo:country="none" officeooo:rsid="00153832" style:font-size-asian="14pt" style:language-asian="zxx" style:country-asian="none" style:language-complex="zxx" style:country-complex="none"/>
    </style:style>
    <style:style style:name="T13" style:family="text">
      <style:text-properties style:font-name="Liberation Serif" fo:font-size="14pt" fo:language="zxx" fo:country="none" officeooo:rsid="001706da" style:font-size-asian="14pt" style:language-asian="zxx" style:country-asian="none" style:language-complex="zxx" style:country-complex="none"/>
    </style:style>
    <style:style style:name="T14" style:family="text">
      <style:text-properties style:font-name="Liberation Serif" fo:font-size="14pt" fo:language="zxx" fo:country="none" officeooo:rsid="00177036" style:font-size-asian="14pt" style:language-asian="zxx" style:country-asian="none" style:language-complex="zxx" style:country-complex="none"/>
    </style:style>
    <style:style style:name="T15" style:family="text">
      <style:text-properties style:font-name="Liberation Serif" fo:font-size="14pt" fo:language="zxx" fo:country="none" officeooo:rsid="00189281" style:font-size-asian="14pt" style:language-asian="zxx" style:country-asian="none" style:language-complex="zxx" style:country-complex="none"/>
    </style:style>
    <style:style style:name="T16" style:family="text">
      <style:text-properties style:font-name="Liberation Serif" fo:font-size="14pt" fo:language="zxx" fo:country="none" officeooo:rsid="002327a9" style:font-size-asian="14pt" style:language-asian="zxx" style:country-asian="none" style:language-complex="zxx" style:country-complex="none"/>
    </style:style>
    <style:style style:name="T17" style:family="text">
      <style:text-properties style:font-name="Liberation Serif" fo:font-size="14pt" fo:language="zxx" fo:country="none" officeooo:rsid="0024beb3" style:font-size-asian="14pt" style:language-asian="zxx" style:country-asian="none" style:language-complex="zxx" style:country-complex="none"/>
    </style:style>
    <style:style style:name="T18" style:family="text">
      <style:text-properties style:font-name="Liberation Serif" fo:font-size="14pt" fo:language="zxx" fo:country="none" officeooo:rsid="00251009" style:font-size-asian="14pt" style:language-asian="zxx" style:country-asian="none" style:language-complex="zxx" style:country-complex="none"/>
    </style:style>
    <style:style style:name="T19" style:family="text">
      <style:text-properties style:font-name="Liberation Serif" fo:font-size="14pt" fo:language="zxx" fo:country="none" officeooo:rsid="002580af" style:font-size-asian="14pt" style:language-asian="zxx" style:country-asian="none" style:language-complex="zxx" style:country-complex="none"/>
    </style:style>
    <style:style style:name="T20" style:family="text">
      <style:text-properties style:font-name="Liberation Serif" fo:font-size="14pt" fo:language="zxx" fo:country="none" officeooo:rsid="0026e1ed" style:font-size-asian="14pt" style:language-asian="zxx" style:country-asian="none" style:language-complex="zxx" style:country-complex="none"/>
    </style:style>
    <style:style style:name="T21" style:family="text">
      <style:text-properties style:font-name="Liberation Serif" fo:font-size="14pt" fo:language="zxx" fo:country="none" officeooo:rsid="002849bc" style:font-size-asian="14pt" style:language-asian="zxx" style:country-asian="none" style:language-complex="zxx" style:country-complex="none"/>
    </style:style>
    <style:style style:name="T22" style:family="text">
      <style:text-properties style:font-name="Liberation Serif" fo:font-size="14pt" fo:language="zxx" fo:country="none" officeooo:rsid="0028fb28" style:font-size-asian="14pt" style:language-asian="zxx" style:country-asian="none" style:language-complex="zxx" style:country-complex="none"/>
    </style:style>
    <style:style style:name="T23" style:family="text">
      <style:text-properties style:font-name="Liberation Serif" fo:font-size="14pt" fo:language="zxx" fo:country="none" fo:font-style="italic" style:text-underline-style="solid" style:text-underline-width="auto" style:text-underline-color="font-color" officeooo:rsid="001af3d1" style:font-size-asian="14pt" style:language-asian="zxx" style:country-asian="none" style:font-style-asian="italic" style:language-complex="zxx" style:country-complex="none" style:font-style-complex="italic"/>
    </style:style>
    <style:style style:name="T24" style:family="text">
      <style:text-properties style:font-name="Liberation Serif" fo:font-size="14pt" fo:language="zxx" fo:country="none" fo:font-style="italic" style:text-underline-style="solid" style:text-underline-width="auto" style:text-underline-color="font-color" officeooo:rsid="0019c573" style:font-size-asian="14pt" style:language-asian="zxx" style:country-asian="none" style:font-style-asian="italic" style:language-complex="zxx" style:country-complex="none" style:font-style-complex="italic"/>
    </style:style>
    <style:style style:name="T25" style:family="text">
      <style:text-properties style:font-name="Liberation Serif" fo:font-size="14pt" fo:language="zxx" fo:country="none" fo:font-style="italic" style:text-underline-style="solid" style:text-underline-width="auto" style:text-underline-color="font-color" officeooo:rsid="0022a268" style:font-size-asian="14pt" style:language-asian="zxx" style:country-asian="none" style:font-style-asian="italic" style:language-complex="zxx" style:country-complex="none" style:font-style-complex="italic"/>
    </style:style>
    <style:style style:name="T26" style:family="text">
      <style:text-properties officeooo:rsid="000d9978"/>
    </style:style>
    <style:style style:name="T27" style:family="text">
      <style:text-properties officeooo:rsid="0021d960"/>
    </style:style>
    <style:style style:name="T28" style:family="text">
      <style:text-properties officeooo:rsid="003bde11"/>
    </style:style>
    <style:style style:name="T29" style:family="text">
      <style:text-properties officeooo:rsid="0029ee65"/>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omande seconda intercorso <text:span text:style-name="T29">Carpentieri</text:span></text:p>
      <text:p text:style-name="P14">Turno dispari:</text:p>
      <text:list xml:id="list596319751" text:style-name="L1">
        <text:list-item>
          <text:p text:style-name="P19">Paginazione su richiesta.</text:p>
        </text:list-item>
        <text:list-item>
          <text:p text:style-name="P19">Gestione del disco del File System.</text:p>
        </text:list-item>
      </text:list>
      <text:p text:style-name="P14">Turno pari:</text:p>
      <text:list xml:id="list2226722348" text:style-name="L2">
        <text:list-item>
          <text:p text:style-name="P22"><text:span text:style-name="Default_20_Paragraph_20_Font"><text:span text:style-name="T6">Thrashing.</text:span></text:span></text:p>
        </text:list-item>
        <text:list-item>
          <text:p text:style-name="P22"><text:span text:style-name="Default_20_Paragraph_20_Font"><text:span text:style-name="T6">Allocazione </text:span></text:span><text:span text:style-name="Default_20_Paragraph_20_Font"><text:span text:style-name="T7">i</text:span></text:span><text:span text:style-name="Default_20_Paragraph_20_Font"><text:span text:style-name="T6">ndicizzata.</text:span></text:span></text:p>
        </text:list-item>
      </text:list>
      <text:p text:style-name="P14">Codice:</text:p>
      <text:list xml:id="list207528823" text:style-name="L3">
        <text:list-item>
          <text:p text:style-name="P23"><text:span text:style-name="Default_20_Paragraph_20_Font"><text:span text:style-name="T6">Un processo crea due figli: il primo stampa i primi 30 numeri di Fibonacci, il secondo i primi 20 del fattoriale. Quando viene inviato un interrupt il primo stampa il decimo numero di Fibonacci e prosegue, mentre il secondo chiede se bisogni terminare o continuare. Il padre aspetta la terminazione di entrambi e restituisce la somma dei loro pid.</text:span></text:span></text:p>
        </text:list-item>
      </text:list>
      <text:p text:style-name="Standard"><text:span text:style-name="Default_20_Paragraph_20_Font"><text:span text:style-name="T6"/></text:span></text:p>
      <text:p text:style-name="Standard"><text:span text:style-name="Default_20_Paragraph_20_Font"><text:span text:style-name="T6"/></text:span></text:p>
      <text:p text:style-name="P5"><text:span text:style-name="Default_20_Paragraph_20_Font"><text:span text:style-name="T23">Paginazione su richiesta:</text:span></text:span></text:p>
      <text:p text:style-name="P6"><text:span text:style-name="Default_20_Paragraph_20_Font"><text:span text:style-name="T8">La paginazione su richiesta è una tecnica usata per implementare la memoria virtuale e che consiste nel caricare in memoria soltanto le pagine che servono attualmente al programma. Uno swapper 'pigro' si occupa di caricare le pagine a cui viene fatto riferimento ed è possibile avviare un processo anche senza caricare inizialmente alcuna pagina in memoria. Quando un processo tenta di accedere ad una pagina non presente in memoria, il sistema genera un eccezione di pagina mancante, o page fault trap, e verifica il riferimento: se è valido porta la pagina in memoria, altrimenti termina il processo.</text:span></text:span></text:p>
      <text:p text:style-name="P6"><text:span text:style-name="Default_20_Paragraph_20_Font"><text:span text:style-name="T8">Questa tecnica richiede che a ciascuna pagina venga associato un bit di validità che vale 1 se è in memoria e 0 altrimenti, </text:span></text:span><text:span text:style-name="Default_20_Paragraph_20_Font"><text:span text:style-name="T9">e che viene usato dalla tabella delle pagine per contrassegnare gli elementi. Viene inoltre fornita una memoria secondaria in cui sono mantenute le pagine non presenti nella memoria centrale e che è costituita da un disco ad alta velocità detto dispositivo di avvicendamento.</text:span></text:span></text:p>
      <text:p text:style-name="P9">Per calcolare le prestazioni della paginazione su richiesta si utilizza la seguente formula, che calcola il tempo di accesso effettivo alla memoria:</text:p>
      <text:p text:style-name="P12">EAT = ((1-p) * ma) + (p * tempo di gestione dell'assenza di una pagina)</text:p>
      <text:p text:style-name="P7"><text:span text:style-name="Default_20_Paragraph_20_Font"><text:span text:style-name="T1">dove </text:span></text:span><text:span text:style-name="Default_20_Paragraph_20_Font"><text:span text:style-name="T2">ma</text:span></text:span><text:span text:style-name="Default_20_Paragraph_20_Font"><text:span text:style-name="T1"> è il tempo di accesso alla memoria, che varia dai 10 ai 200 nanosecondi finché non si verifica un page fault e </text:span></text:span><text:span text:style-name="Default_20_Paragraph_20_Font"><text:span text:style-name="T2">p</text:span></text:span><text:span text:style-name="Default_20_Paragraph_20_Font"><text:span text:style-name="T1"> indica la probabilità di un assenza di pagina e assume valore compreso tra 0 e 1.</text:span></text:span></text:p>
      <text:p text:style-name="P13"><text:span text:style-name="T26">L</text:span><text:span text:style-name="T27">a procedura per la gestione di un page fault si articola nelle seguenti fasi:</text:span></text:p>
      <text:list xml:id="list3465599779" text:style-name="L4">
        <text:list-item>
          <text:p text:style-name="P20">si controlla la tabella del processo per stabilire la validità del riferimento;</text:p>
        </text:list-item>
        <text:list-item>
          <text:p text:style-name="P20">in caso non lo sia, si termina, mentre se è valido, ma la pagina manca, se ne effettua l'inserimento</text:p>
        </text:list-item>
        <text:list-item>
          <text:p text:style-name="P21">si individua un frame libero, <text:span text:style-name="T27">prelevandolo dall'elenco dei blocchi liberi</text:span>;</text:p>
        </text:list-item>
        <text:list-item>
          <text:p text:style-name="P21">si programma un'operazione sui dischi per trasferire tale pagina nel blocco <text:span text:style-name="T27">di memoria </text:span>assegnatole (swap in);</text:p>
        </text:list-item>
        <text:list-item>
          <text:p text:style-name="P21">a trasferimento ultimato si modificano sia la tabella interna del processo che la tabella delle pagine, <text:span text:style-name="T27">ad indicare che la pagina è presente in memoria</text:span>;</text:p>
        </text:list-item>
        <text:list-item>
          <text:p text:style-name="P24"><text:span text:style-name="Default_20_Paragraph_20_Font"><text:span text:style-name="T3">infine si riavvia l'istruzione interrota ed il processo riprende.</text:span></text:span></text:p>
        </text:list-item>
      </text:list>
      <text:p text:style-name="P15"><text:soft-page-break/><text:span text:style-name="Default_20_Paragraph_20_Font"><text:span text:style-name="T5">Se non ci sono frame liberi, bisogna eseguire un'operazione di swap out, in cui, tramite un algoritmo, si decide quale pagina sostituire per fare spazio a quella che serve adesso. La pagina rimossa viene scritta in memoria ausiliaria e viene scelta cercando di minimizzare i page fault futuri.</text:span></text:span></text:p>
      <text:p text:style-name="P15"><text:span text:style-name="Default_20_Paragraph_20_Font"><text:span text:style-name="T4"/></text:span></text:p>
      <text:p text:style-name="P4"><text:span text:style-name="Default_20_Paragraph_20_Font"><text:span text:style-name="T24">Gestione del disco del File System:</text:span></text:span></text:p>
      <text:p text:style-name="P1"><text:span text:style-name="Default_20_Paragraph_20_Font"><text:span text:style-name="T6">Poiché la quantità di spazio dei dischi è limitata, è necessario riutilizzare lo spazio lasciato dai file cancellati per scrivere, se è possibile, nuovi file. Per tener traccia dello spazio libero in un disco, il sistema conserva una lista dello spazio libero, </text:span></text:span><text:span text:style-name="Default_20_Paragraph_20_Font"><text:span text:style-name="T10">in cui </text:span></text:span><text:span text:style-name="Default_20_Paragraph_20_Font"><text:span text:style-name="T6">sono registrati tutti gli spazi non allocati ad alcun file o directory.</text:span></text:span></text:p>
      <text:p text:style-name="P1"><text:span text:style-name="Default_20_Paragraph_20_Font"><text:span text:style-name="T6">Per creare un file occorre cercare nella lista la quantità di spazio necessaria, assegnarla al nuovo file </text:span></text:span><text:span text:style-name="Default_20_Paragraph_20_Font"><text:span text:style-name="T10">e</text:span></text:span><text:span text:style-name="Default_20_Paragraph_20_Font"><text:span text:style-name="T6"> rimuovere </text:span></text:span><text:span text:style-name="Default_20_Paragraph_20_Font"><text:span text:style-name="T10">tale</text:span></text:span><text:span text:style-name="Default_20_Paragraph_20_Font"><text:span text:style-name="T6"> spazio dalla lista; </text:span></text:span><text:span text:style-name="Default_20_Paragraph_20_Font"><text:span text:style-name="T10">viceversa, per la cancellazione di un file, si aggiungono alla lista i blocchi di disco ad esso assegnati.</text:span></text:span></text:p>
      <text:p text:style-name="P1"><text:span text:style-name="Default_20_Paragraph_20_Font"><text:span text:style-name="T6">Spesso la lista dello spazio libero si realizza come una mappa di bit, o vettore di bit, </text:span></text:span><text:span text:style-name="Default_20_Paragraph_20_Font"><text:span text:style-name="T11">in cui o</text:span></text:span><text:span text:style-name="Default_20_Paragraph_20_Font"><text:span text:style-name="T6">gni blocco è rappresentato da un bit: se è libero, il bit è 1, </text:span></text:span><text:span text:style-name="Default_20_Paragraph_20_Font"><text:span text:style-name="T11">altrimenti</text:span></text:span><text:span text:style-name="Default_20_Paragraph_20_Font"><text:span text:style-name="T6"> </text:span></text:span><text:span text:style-name="Default_20_Paragraph_20_Font"><text:span text:style-name="T11">vale</text:span></text:span><text:span text:style-name="Default_20_Paragraph_20_Font"><text:span text:style-name="T6"> 0. I vantaggi principali sono la sua relativa semplicità e </text:span></text:span><text:span text:style-name="Default_20_Paragraph_20_Font"><text:span text:style-name="T12">l'</text:span></text:span><text:span text:style-name="Default_20_Paragraph_20_Font"><text:span text:style-name="T6">efficienza nel trovare il primo blocco libero o n blocchi liberi consecutivi nel disco. </text:span></text:span><text:span text:style-name="Default_20_Paragraph_20_Font"><text:span text:style-name="T12">Si tratta di un metodo efficiente solo se l'intero vettore è mantenuto in memoria centrale, soluzione non applicabile ai dischi più grandi.</text:span></text:span></text:p>
      <text:p text:style-name="P2"><text:span text:style-name="Default_20_Paragraph_20_Font"><text:span text:style-name="T13">Con la tecnica della lista concatenata si mantiene in una speciale locazione del disco un puntatore al primo blocco della lista, che a sua volta punta al successivo. Richiede poco spazio in memoria, ma rende costosa l'allocazione di aree ampie di memoria e non è efficiente, in quanto bisogna leggere ogni blocco per attraversare l'intera lista.</text:span></text:span></text:p>
      <text:p text:style-name="P3"><text:span text:style-name="Default_20_Paragraph_20_Font"><text:span text:style-name="T14">Si può modificare il metodo della lista con il raggruppamento, per cui si memorizzano gli indirizzi di n blocchi liberi nel primo di essi, in modo da avere n-1 blocchi effettivamente liberi e l'ultimo contiene altri n indirizzi. È così possibile trovare rapidamente gli indirizzi di n blocchi liberi, a differenza della normale lista.</text:span></text:span></text:p>
      <text:p text:style-name="P3"><text:span text:style-name="Default_20_Paragraph_20_Font"><text:span text:style-name="T14">Secondo l'orientamento del conteggio, invece, è possibile mantenere l'indirizzo di un blocco libero ed il numero di blocchi liberi immediatamente successivi ad esso, poiché più blocchi contigui, in genere, possono essere allocati o deallocati insieme. Ogni elemento della lista è formato quindi da un indirizzo ed un contatore, </text:span></text:span><text:span text:style-name="Default_20_Paragraph_20_Font"><text:span text:style-name="T15">dunque ogni elemento richiede più spazio che negli altri casi, ma se il contatore è maggiore di 1 si ottengono liste più corte.</text:span></text:span></text:p>
      <text:p text:style-name="P3"><text:span text:style-name="Default_20_Paragraph_20_Font"><text:span text:style-name="T15"/></text:span></text:p>
      <text:p text:style-name="P16"><text:span text:style-name="Default_20_Paragraph_20_Font"><text:span text:style-name="T25">Thrashing:</text:span></text:span></text:p>
      <text:p text:style-name="P10">Il fenomeno del thrashing è una situazione in cui viene speso più tempo nella paginazione che nell'esecuzione dei processi. Viene generato da un effetto a catena che inizia quando un processo non ha abbastanza pagine allocate, portando ad un aumento dei page fault e ad una riduzione dell'utilizzo della CPU. A questo punto il sistema operativo, credendo di aumentare il livello di multiprogrammazione, decide di aggiungere un altro processo, ottenendo invece l'effetto opposto, cioè portando ulteriori rallentamenti. <text:span text:style-name="T28">Sia un algoritmo di sostituzione locale che uno per priorità sono in grado di limitare questo fenomeno.</text:span></text:p>
      <text:p text:style-name="P11">Una località è un insieme di pagine usate attivamente ed un programma è composto da molte di esse, le quali possono anche sovrapporsi. Nel modello di località, un <text:soft-page-break/>processo si muove continuamente tra le località durante la sua esecuzione e si verifica il thrashing quando la dimensione della località è maggiore del numero di frame assegnati.</text:p>
      <text:p text:style-name="P8"><text:span text:style-name="Default_20_Paragraph_20_Font"><text:span text:style-name="T1">Il modello dell'insieme di lavoro, o working set, ricorre ad un parametro delta per definire la dimensione della finestra dell'insieme del lavoro e fornisce un'approssimazione delle località del programma. Vengono esaminati i più recenti delta riferimenti alle pagine, ma bisogna fare attenzione alla grandezza scelta, poiché un valore troppo basso non considererebbe l'intera località, mentre uno troppo alto finirebbe per sovrapporne molteplici. Una volta noto il working set, è possibile calcolare con una sommatoria la richiesta totale di frame D, la quale viene poi confrontata con m, il numero totale di frame liberi. Se D è minore, il sistema assegna a ciascun processo il numero di frame WSSi e può caricarne altri se c'è ancora abbastanza spazio, mentre se D è maggiore, il sistema sospende uno o più processi, evitando la paginazione degenere ed ottimizzando l'uso della CPU.</text:span></text:span></text:p>
      <text:p text:style-name="P3"><text:span text:style-name="Default_20_Paragraph_20_Font"><text:span text:style-name="T15"/></text:span></text:p>
      <text:p text:style-name="P16"><text:span text:style-name="Default_20_Paragraph_20_Font"><text:span text:style-name="T25">Allocazione indicizzata:</text:span></text:span></text:p>
      <text:p text:style-name="P17"><text:span text:style-name="Default_20_Paragraph_20_Font"><text:span text:style-name="T16">Nell'allocazione indicizzata si associa ad ogni file un blocco indice, il quale contiene tutti i puntatori ai blocchi del file. Il blocco è costituito da un array d'indirizzi in cui all'i-esimo elemento dell'array corrisponde l'i-esimo blocco del file. </text:span></text:span><text:span text:style-name="Default_20_Paragraph_20_Font"><text:span text:style-name="T17">L'accesso casuale è semplice, in quanto la tabella è contenuta interamente in memoria </text:span></text:span><text:span text:style-name="Default_20_Paragraph_20_Font"><text:span text:style-name="T18">ed inoltre è sufficiente gestire un solo intero, l'indice del primo blocco, per ogni elemento della directory per individuare tutti i blocchi. </text:span></text:span><text:span text:style-name="Default_20_Paragraph_20_Font"><text:span text:style-name="T19">Risolve il problema della frammentazione esterna e permette una gestione efficiente dell'accesso diretto, ma presenta diversi problemi riguardo la grandezza del blocco indice, </text:span></text:span><text:span text:style-name="Default_20_Paragraph_20_Font"><text:span text:style-name="T20">l</text:span></text:span><text:span text:style-name="Default_20_Paragraph_20_Font"><text:span text:style-name="T19">a </text:span></text:span><text:span text:style-name="Default_20_Paragraph_20_Font"><text:span text:style-name="T20">cui </text:span></text:span><text:span text:style-name="Default_20_Paragraph_20_Font"><text:span text:style-name="T19">dimensione di determina l'ampiezza massima del file. </text:span></text:span><text:span text:style-name="Default_20_Paragraph_20_Font"><text:span text:style-name="T20">P</text:span></text:span><text:span text:style-name="Default_20_Paragraph_20_Font"><text:span text:style-name="T19">oiché ne esiste uno per ciascun file, bisogna cercare di mantenerli il più piccoli possibile, </text:span></text:span><text:span text:style-name="Default_20_Paragraph_20_Font"><text:span text:style-name="T20">ma allo stesso tempo è necessario garantire una grandezza sufficiente per contentenere file di grandi dimensioni. Diventa necessario, dunque, disporre di meccanismi per gestire le dimensioni del blocco indice:</text:span></text:span></text:p>
      <text:list xml:id="list3805337307" text:style-name="L5">
        <text:list-item>
          <text:p text:style-name="P25"><text:span text:style-name="Default_20_Paragraph_20_Font"><text:span text:style-name="T20">nello schema concatenato si collegano tra loro più blocchi indice, la cui struttura contiene il nome del file, i primi n indirizzi di esso ed infine un puntatore al successivo blocco indice, nel caso servisse.</text:span></text:span></text:p>
        </text:list-item>
        <text:list-item>
          <text:p text:style-name="P25"><text:span text:style-name="Default_20_Paragraph_20_Font"><text:span text:style-name="T20">Una variante di questo schema è quella dell'indice a più livelli, in cui si ha un blocco indice di primo livello che contiene gli indirizzi dei blocchi indice di secondo livello, i quali contengono gli indirizzi ai blocchi dei file.</text:span></text:span></text:p>
        </text:list-item>
        <text:list-item>
          <text:p text:style-name="P26"><text:span text:style-name="Default_20_Paragraph_20_Font"><text:span text:style-name="T21">Un'altra possibilità consiste nell'optare per lo schema combinato, il quale associa a ciascun file un'inode contenente 15 puntatori. I primi 12 puntano a blocchi diretti, cioè contengono indirizzi di blocchi di file, mentre gli ultimi 3 puntano a blocchi indiretti. </text:span></text:span><text:span text:style-name="Default_20_Paragraph_20_Font"><text:span text:style-name="T22">Tra questi, il primo contiene l'indirizzo di un blocco indiretto singolo, cioè un blocco che contiene indirizzi di blocchi che contengono dati, il secondo quello di un blocco indiretto doppio ed il terzo quello di un blocco indiretto triplo.</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2-07T17:02:00Z</meta:creation-date>
    <dc:date>2023-12-11T12:01:00.464617052</dc:date>
    <meta:editing-cycles>29</meta:editing-cycles>
    <meta:editing-duration>PT1H48M39S</meta:editing-duration>
    <meta:document-statistic meta:table-count="0" meta:image-count="0" meta:object-count="0" meta:page-count="3" meta:paragraph-count="39" meta:word-count="1450" meta:character-count="8994" meta:non-whitespace-character-count="7597"/>
    <meta:template xlink:type="simple" xlink:actuate="onRequest" xlink:title="" xlink:href="Normal"/>
  </office:meta>
</office:document-meta>
</file>